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933a3" officeooo:paragraph-rsid="001933a3"/>
    </style:style>
    <style:style style:name="P2" style:family="paragraph" style:parent-style-name="Standard">
      <style:text-properties officeooo:rsid="0019c777" officeooo:paragraph-rsid="0019c777"/>
    </style:style>
    <style:style style:name="P3" style:family="paragraph" style:parent-style-name="Standard">
      <style:text-properties officeooo:rsid="0019c777" officeooo:paragraph-rsid="001a993c"/>
    </style:style>
    <style:style style:name="P4" style:family="paragraph" style:parent-style-name="Standard">
      <style:text-properties officeooo:rsid="0019c777" officeooo:paragraph-rsid="001b7b4b"/>
    </style:style>
    <style:style style:name="P5" style:family="paragraph" style:parent-style-name="Standard">
      <style:text-properties officeooo:rsid="0019c777" officeooo:paragraph-rsid="0022fe28"/>
    </style:style>
    <style:style style:name="P6" style:family="paragraph" style:parent-style-name="Standard">
      <style:text-properties officeooo:rsid="001b7b4b" officeooo:paragraph-rsid="001b7b4b"/>
    </style:style>
    <style:style style:name="P7" style:family="paragraph" style:parent-style-name="Standard">
      <style:text-properties officeooo:rsid="001b7b4b" officeooo:paragraph-rsid="001f9b20"/>
    </style:style>
    <style:style style:name="P8" style:family="paragraph" style:parent-style-name="Standard">
      <style:text-properties officeooo:rsid="001b7b4b" officeooo:paragraph-rsid="0021f644"/>
    </style:style>
    <style:style style:name="P9" style:family="paragraph" style:parent-style-name="Standard">
      <style:text-properties officeooo:rsid="001b7b4b" officeooo:paragraph-rsid="0022fe28"/>
    </style:style>
    <style:style style:name="P10" style:family="paragraph" style:parent-style-name="Standard">
      <style:text-properties officeooo:rsid="001cd369" officeooo:paragraph-rsid="001cd369"/>
    </style:style>
    <style:style style:name="P11" style:family="paragraph" style:parent-style-name="Standard">
      <style:text-properties officeooo:paragraph-rsid="00207715"/>
    </style:style>
    <style:style style:name="P12" style:family="paragraph" style:parent-style-name="Standard">
      <style:text-properties officeooo:rsid="0021e089" officeooo:paragraph-rsid="0021e089"/>
    </style:style>
    <style:style style:name="P13" style:family="paragraph" style:parent-style-name="Standard">
      <style:text-properties officeooo:paragraph-rsid="0021e089"/>
    </style:style>
    <style:style style:name="P14" style:family="paragraph" style:parent-style-name="Standard">
      <style:text-properties fo:font-size="14pt" fo:font-weight="bold" officeooo:rsid="0023921a" officeooo:paragraph-rsid="0023921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2pt" fo:font-weight="bold" officeooo:rsid="0023921a" officeooo:paragraph-rsid="0023921a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rsid="00250df4" officeooo:paragraph-rsid="00250df4"/>
    </style:style>
    <style:style style:name="P17" style:family="paragraph" style:parent-style-name="Standard">
      <style:text-properties officeooo:rsid="0022fe28" officeooo:paragraph-rsid="0022fe28"/>
    </style:style>
    <style:style style:name="P18" style:family="paragraph" style:parent-style-name="Standard">
      <style:text-properties officeooo:rsid="001b7b4b" officeooo:paragraph-rsid="001b7b4b"/>
    </style:style>
    <style:style style:name="P19" style:family="paragraph" style:parent-style-name="Standard">
      <style:text-properties officeooo:rsid="0025a112" officeooo:paragraph-rsid="0025a112"/>
    </style:style>
    <style:style style:name="P20" style:family="paragraph" style:parent-style-name="Standard">
      <style:text-properties officeooo:rsid="00268bfb" officeooo:paragraph-rsid="00268bfb"/>
    </style:style>
    <style:style style:name="P21" style:family="paragraph" style:parent-style-name="Standard">
      <style:text-properties fo:font-size="12pt" fo:font-weight="bold" officeooo:rsid="0023921a" officeooo:paragraph-rsid="0023921a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normal" officeooo:rsid="002c2797" officeooo:paragraph-rsid="002c279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803a7" officeooo:paragraph-rsid="002803a7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3921a" officeooo:paragraph-rsid="002803a7" style:font-size-asian="12pt" style:font-weight-asian="normal" style:font-size-complex="12pt" style:font-weight-complex="normal"/>
    </style:style>
    <style:style style:name="T1" style:family="text">
      <style:text-properties officeooo:rsid="0019c777"/>
    </style:style>
    <style:style style:name="T2" style:family="text">
      <style:text-properties officeooo:rsid="001a993c"/>
    </style:style>
    <style:style style:name="T3" style:family="text">
      <style:text-properties officeooo:rsid="001b7b4b"/>
    </style:style>
    <style:style style:name="T4" style:family="text">
      <style:text-properties officeooo:rsid="001cd369"/>
    </style:style>
    <style:style style:name="T5" style:family="text">
      <style:text-properties officeooo:rsid="001f9b20"/>
    </style:style>
    <style:style style:name="T6" style:family="text">
      <style:text-properties officeooo:rsid="00207715"/>
    </style:style>
    <style:style style:name="T7" style:family="text">
      <style:text-properties officeooo:rsid="0021e089"/>
    </style:style>
    <style:style style:name="T8" style:family="text">
      <style:text-properties officeooo:rsid="0021f644"/>
    </style:style>
    <style:style style:name="T9" style:family="text">
      <style:text-properties officeooo:rsid="0022fe2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803a7"/>
    </style:style>
    <style:style style:name="T12" style:family="text">
      <style:text-properties officeooo:rsid="0023921a"/>
    </style:style>
    <style:style style:name="T13" style:family="text">
      <style:text-properties officeooo:rsid="002aa9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EP2 tem o intuito de desenvolver a segunda fase do método Simplex. Inicialmente, foi pretendido implementar o método ingênuo, mas por questões de eficiência <text:span text:style-name="T1">e sofisticação </text:span>foi escolhido o revisado.</text:p>
      <text:p text:style-name="P1"/>
      <text:p text:style-name="P1">No primeiro método (naive) uma forma de melhorar a eficiência seria implementar a fatoração LU. Assim, bastaria fazer LU uma vez (custo de m³/3) e depois ir modificando a matriz com custo da ordem de m². Contudo, o método revisado é mais sofisticado <text:span text:style-name="T1">e a ideia é a seguinte: calcula-se uma vez a inversa de B, gastando, para isso, --&gt; m³ &lt;---. Depois, basta fazer operações elementares nas linhas da matriz, no estilo da eliminação gaussiana, para obter a matriz inversa modificada, gastando nessas operações ordem de m².</text:span></text:p>
      <text:p text:style-name="P1"/>
      <text:p text:style-name="P10">Tanto o método<text:span text:style-name="T1"> na</text:span>iv<text:span text:style-name="T1">e, </text:span>quanto<text:span text:style-name="T1"> o revisado, são equivalentes em termos de eficiência se implementarmos LU no naive. O que difere entre eles é uma constante.</text:span></text:p>
      <text:p text:style-name="P2"/>
      <text:p text:style-name="P2">No método revisado <text:span text:style-name="T10">os seguintes passos</text:span> são feitos em busca da solução ótima:</text:p>
      <text:p text:style-name="P2"/>
      <text:p text:style-name="P5"><text:span text:style-name="T9">1)</text:span> <text:span text:style-name="T2">Começamos com a matriz A, uma solução ótima x, o vetor c de custos, o número de linhas e colunas (m,n) <text:s/>e b.</text:span></text:p>
      <text:p text:style-name="P5"/>
      <text:p text:style-name="P17">2) Depois, o objetivo é achar os índices das variáveis básicas (os quais são guardados no vetor basics). Para encontrá-las foi feito o seguinte: como no enunciado está escrito que as soluções básicas são não-degeneradas, para ser variável básica, basta que sejam valores positivos.</text:p>
      <text:p text:style-name="P3"/>
      <text:p text:style-name="P4"><text:span text:style-name="T9">3)</text:span> <text:span text:style-name="T3">As não-básicas são guardadas no vetor nonbasics. É importante notar que o espaço ocupado é o número de variáveis (n), que é a soma dos comprimentos dos vetores basics + nonbasics.</text:span></text:p>
      <text:p text:style-name="P4"/>
      <text:p text:style-name="P6"><text:span text:style-name="T9">4)</text:span> Feito isso, é necessário inverter a matriz B (que representa as colunas de A que têm o índice das básicas<text:span text:style-name="T4">). Os vetores c'B⁻¹ e B⁻¹*Aj são calculados como multiplicação matriz-vetor.</text:span></text:p>
      <text:p text:style-name="P6"/>
      <text:p text:style-name="P7"><text:span text:style-name="T9">5)</text:span> <text:span text:style-name="T5">Calcula-se p' = cB' * B⁻¹ (aonde ' significa transposto)</text:span></text:p>
      <text:p text:style-name="P6"/>
      <text:p text:style-name="P11"><text:span text:style-name="T9">6) Faz-se os cálculos dos custos reduzidos. Se estes são todos não-negativos, significa que a solução encontrada é ótima e paramos o algoritmo. Caso contrário, é escolhido o j (que não está na base) com custo negativo. Mais do que isso, o algoritmo escolhe dentre os negativos, o que é mais negativo possível, devido ao seguinte fato: c'(x + </text:span>θ<text:span text:style-name="T6">d) = c'x + </text:span>θ<text:span text:style-name="T6">c'd = c'x + </text:span>θ <text:span text:style-name="T6">c(barra)j</text:span></text:p>
      <text:p text:style-name="P12">Então, quanto mais negativo, maior seria a redução do custo e, portanto, o que é importante visto que pretendemos chegar a uma solução ótima.</text:p>
      <text:p text:style-name="P12"/>
      <text:p text:style-name="P13"><text:span text:style-name="T9">7) Calcula-se u = -dB = B⁻¹Aj, aonde dB é o vetor das direções básicas. Se nenhuma componente de u for positiva, significa que o custo é −∞</text:span> <text:span text:style-name="T7">e o algoritmo pára. Deverá devolver, nesse caso, -1 em ind e a direção ao longo da qual o valor da função objetivo vai para −∞ em v.</text:span></text:p>
      <text:p text:style-name="P6"/>
      <text:p text:style-name="P9"><text:span text:style-name="T9">8)</text:span> <text:span text:style-name="T8">Se alguma componente de u for positiva, deve-se calcular <text:s/>θ*. Para isso, pega-se o mínimo dos quocientes xB(i)/ui, aonde xB(i) representa as componentes de x que estão associadas às variáveis básicas.</text:span></text:p>
      <text:p text:style-name="P9"/>
      <text:p text:style-name="P17">9) Seja l a posição em que foi encontrado esse mínimo. Guarda-se l e, em seguida, substitui-se a coluna Al por Aj (sendo j a direção viável básica). Então, a variável não-básica j entra na base, enquanto l sai. Atualizamos o xB (x com índices das variáveis básicas) de forma que xB = xB – θ*u.</text:p>
      <text:p text:style-name="P8"/>
      <text:p text:style-name="P8"/>
      <text:p text:style-name="P8"><text:soft-page-break/></text:p>
      <text:p text:style-name="P6"><text:span text:style-name="T9">10)</text:span> <text:span text:style-name="T4">Não há necessidade, tampouco seria eficiente, calcular a inversa de B a cada iteração. Sabe-se que o que muda da matriz básica B para a modificada B_barra, é apenas a l-ésima coluna que é substituída pela j-ésima. Assim, podemos aproveitar a inversa de B para calcular a inversa de B_(barra). Para fazer essa transformação para a nova inversa de B, operações elementares são necessárias.</text:span></text:p>
      <text:p text:style-name="P6"/>
      <text:p text:style-name="P19">11) Com o intuito de transformar a matriz B⁻¹ na B(barra)⁻¹, devemos fazer operações elementares na matriz abaixo da seguinte forma: se i for diferente de l, deve-se somar a l-ésima linha * (-u_{i}/u_{l}) na i-ésima. Se no loop chegarmos a i = l, devemos dividir a l-ésima linha por u_{l}. Assim, chega-se na matriz identidade e conseguimos a inversa de B(barra).</text:p>
      <text:p text:style-name="P19"/>
      <text:p text:style-name="P20">12) Feito tudo isso, voltamos para o passo 5), repetindo todo o processo até encontrarmos uma solução ótima.</text:p>
      <text:p text:style-name="P6"/>
      <text:p text:style-name="P16"/>
      <text:p text:style-name="P6"/>
      <text:p text:style-name="P14">EXEMPLOS</text:p>
      <text:p text:style-name="P14"/>
      <text:p text:style-name="P15">Com custo <text:span text:style-name="T7">−∞:</text:span></text:p>
      <text:p text:style-name="P15"/>
      <text:p text:style-name="P15"/>
      <text:p text:style-name="P15"/>
      <text:p text:style-name="P15"><text:span text:style-name="T13">2 exemplos </text:span>Com solução ótima:</text:p>
      <text:p text:style-name="P22">usar exemplo 3.5 do livro</text:p>
      <text:p text:style-name="P15"/>
      <text:p text:style-name="P15"/>
      <text:p text:style-name="P15"/>
      <text:p text:style-name="P23">Para resolver Ax=b </text:p>
      <text:p text:style-name="P23">- Decompor A em LU – custa 2n³/3 flops</text:p>
      <text:p text:style-name="P24">- <text:span text:style-name="T11">Resolver Ly=b em y por forward </text:span>substitution – <text:span text:style-name="T11">custa n² flops</text:span></text:p>
      <text:p text:style-name="P24">- <text:span text:style-name="T11">Resolver Ux=y em x por back </text:span>substitution – <text:span text:style-name="T11">custa n² flops</text:span></text:p>
      <text:p text:style-name="P24"/>
      <text:p text:style-name="P23">Alternativa mais lenta:</text:p>
      <text:p text:style-name="P23">- Calcular A⁻¹ custa 2n³ flops</text:p>
      <text:p text:style-name="P23"><text:span text:style-name="T12">- </text:span>Multiplicar x = A⁻¹b custa <text:span text:style-name="T12">2n</text:span>²<text:span text:style-name="T12"> flops</text:span></text:p>
      <text:p text:style-name="P23">Portanto, inverter custa 3 vezes mais que fazer L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07:13:53.287659223</meta:creation-date>
    <dc:date>2015-05-15T07:36:48.152540933</dc:date>
    <meta:editing-duration>PT3H17M5S</meta:editing-duration>
    <meta:editing-cycles>17</meta:editing-cycles>
    <meta:generator>LibreOffice/4.3.3.2$Linux_X86_64 LibreOffice_project/430m0$Build-2</meta:generator>
    <meta:document-statistic meta:table-count="0" meta:image-count="0" meta:object-count="0" meta:page-count="2" meta:paragraph-count="29" meta:word-count="781" meta:character-count="4311" meta:non-whitespace-character-count="3579"/>
  </office:meta>
</office:document-meta>
</file>